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ねえねえゼリーちゃん！　お願いが
あるんだけどー！！</text:p>
          </table:table-cell>
          <table:table-cell table:number-columns-repeated="1023"/>
        </table:table-row>
        <table:table-row>
          <table:table-cell table:style-name="ce0" office:value-type="string">
            <text:p>ちょっとあたし達に力を貸してほしいの。</text:p>
          </table:table-cell>
          <table:table-cell table:number-columns-repeated="1023"/>
        </table:table-row>
        <table:table-row>
          <table:table-cell table:style-name="ce0" office:value-type="string">
            <text:p>一緒に来て来てー！！</text:p>
          </table:table-cell>
          <table:table-cell table:number-columns-repeated="1023"/>
        </table:table-row>
        <table:table-row>
          <table:table-cell table:style-name="ce0" office:value-type="string">
            <text:p>バルカド遺跡にいるレリグ・イアスという魔物を
おびき出してほしい。</text:p>
          </table:table-cell>
          <table:table-cell table:number-columns-repeated="1023"/>
        </table:table-row>
        <table:table-row>
          <table:table-cell table:style-name="ce0" office:value-type="string">
            <text:p>私たちが必ず守るから、お願い。</text:p>
          </table:table-cell>
          <table:table-cell table:number-columns-repeated="1023"/>
        </table:table-row>
        <table:table-row>
          <table:table-cell table:style-name="ce0" office:value-type="string">
            <text:p>hoー？？？？</text:p>
          </table:table-cell>
          <table:table-cell table:number-columns-repeated="1023"/>
        </table:table-row>
        <table:table-row>
          <table:table-cell table:style-name="ce0" office:value-type="string">
            <text:p>通じてないみたいですね。</text:p>
          </table:table-cell>
          <table:table-cell table:number-columns-repeated="1023"/>
        </table:table-row>
        <table:table-row>
          <table:table-cell table:style-name="ce0" office:value-type="string">
            <text:p>それはそれでかわいい・・・！</text:p>
          </table:table-cell>
          <table:table-cell table:number-columns-repeated="1023"/>
        </table:table-row>
        <table:table-row>
          <table:table-cell table:style-name="ce0" office:value-type="string">
            <text:p>ここはワタシの翻訳機の出番だナー？</text:p>
          </table:table-cell>
          <table:table-cell table:number-columns-repeated="1023"/>
        </table:table-row>
        <table:table-row>
          <table:table-cell table:style-name="ce0" office:value-type="string">
            <text:p>単純な言語だけど、イントネーションの有無で
ある程度なら通じ合えそうだネー！</text:p>
          </table:table-cell>
          <table:table-cell table:number-columns-repeated="1023"/>
        </table:table-row>
        <table:table-row>
          <table:table-cell table:style-name="ce0" office:value-type="string">
            <text:p>おおおー！！　さすが宇宙テクノロジー！</text:p>
          </table:table-cell>
          <table:table-cell table:number-columns-repeated="1023"/>
        </table:table-row>
        <table:table-row>
          <table:table-cell table:style-name="ce0" office:value-type="string">
            <text:p>では、たこやきに任せよう。</text:p>
          </table:table-cell>
          <table:table-cell table:number-columns-repeated="1023"/>
        </table:table-row>
        <table:table-row>
          <table:table-cell table:style-name="ce0" office:value-type="string">
            <text:p>頼んだぞ。</text:p>
          </table:table-cell>
          <table:table-cell table:number-columns-repeated="1023"/>
        </table:table-row>
        <table:table-row>
          <table:table-cell table:style-name="ce0" office:value-type="string">
            <text:p>了解だヨー！　言語を解析するまでちょっと
時間をもらうネー！！</text:p>
          </table:table-cell>
          <table:table-cell table:number-columns-repeated="1023"/>
        </table:table-row>
        <table:table-row>
          <table:table-cell table:style-name="ce0" office:value-type="string">
            <text:p>できたヨー！！</text:p>
          </table:table-cell>
          <table:table-cell table:number-columns-repeated="1023"/>
        </table:table-row>
        <table:table-row>
          <table:table-cell table:style-name="ce0" office:value-type="string">
            <text:p>待ってました～！！</text:p>
          </table:table-cell>
          <table:table-cell table:number-columns-repeated="1023"/>
        </table:table-row>
        <table:table-row>
          <table:table-cell table:style-name="ce0" office:value-type="string">
            <text:p>では、さっそく伝えてほしい。</text:p>
          </table:table-cell>
          <table:table-cell table:number-columns-repeated="1023"/>
        </table:table-row>
        <table:table-row>
          <table:table-cell table:style-name="ce0" office:value-type="string">
            <text:p>任せるネー！</text:p>
          </table:table-cell>
          <table:table-cell table:number-columns-repeated="1023"/>
        </table:table-row>
        <table:table-row>
          <table:table-cell table:style-name="ce0" office:value-type="string">
            <text:p>hoー、hoー！</text:p>
          </table:table-cell>
          <table:table-cell table:number-columns-repeated="1023"/>
        </table:table-row>
        <table:table-row>
          <table:table-cell table:style-name="ce0" office:value-type="string">
            <text:p>hoー？　hoー！　hoーhoー！</text:p>
          </table:table-cell>
          <table:table-cell table:number-columns-repeated="1023"/>
        </table:table-row>
        <table:table-row>
          <table:table-cell table:style-name="ce0" office:value-type="string">
            <text:p>hoー・・・</text:p>
          </table:table-cell>
          <table:table-cell table:number-columns-repeated="1023"/>
        </table:table-row>
        <table:table-row>
          <table:table-cell table:style-name="ce0" office:value-type="string">
            <text:p>hoー！　hoー！</text:p>
          </table:table-cell>
          <table:table-cell table:number-columns-repeated="1023"/>
        </table:table-row>
        <table:table-row>
          <table:table-cell table:style-name="ce0" office:value-type="string">
            <text:p>協力してくれるって言ってるヨー！！</text:p>
          </table:table-cell>
          <table:table-cell table:number-columns-repeated="1023"/>
        </table:table-row>
        <table:table-row>
          <table:table-cell table:style-name="ce0" office:value-type="string">
            <text:p>でかしたわ、たこやき！</text:p>
          </table:table-cell>
          <table:table-cell table:number-columns-repeated="1023"/>
        </table:table-row>
        <table:table-row>
          <table:table-cell table:style-name="ce0" office:value-type="string">
            <text:p>じゃあ、さっそく一緒に行きましょう。</text:p>
          </table:table-cell>
          <table:table-cell table:number-columns-repeated="1023"/>
        </table:table-row>
        <table:table-row>
          <table:table-cell table:style-name="ce0" office:value-type="string">
            <text:p>【ゼリーちゃん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ゼリーちゃん】×1
を見つけたが、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改めて礼を言う。</text:p>
          </table:table-cell>
          <table:table-cell table:number-columns-repeated="1023"/>
        </table:table-row>
        <table:table-row>
          <table:table-cell table:style-name="ce0" office:value-type="string">
            <text:p>どういたしまして、だってサ。</text:p>
          </table:table-cell>
          <table:table-cell table:number-columns-repeated="1023"/>
        </table:table-row>
        <table:table-row>
          <table:table-cell table:style-name="ce0" office:value-type="string">
            <text:p>でも、これでゼリーちゃんとはお別れですね・・・</text:p>
          </table:table-cell>
          <table:table-cell table:number-columns-repeated="1023"/>
        </table:table-row>
        <table:table-row>
          <table:table-cell table:style-name="ce0" office:value-type="string">
            <text:p>また時間を見て会いにくればいいよ。</text:p>
          </table:table-cell>
          <table:table-cell table:number-columns-repeated="1023"/>
        </table:table-row>
        <table:table-row>
          <table:table-cell table:style-name="ce0" office:value-type="string">
            <text:p>そうね。　二度とここに来られないわけじゃ
ないし。</text:p>
          </table:table-cell>
          <table:table-cell table:number-columns-repeated="1023"/>
        </table:table-row>
        <table:table-row>
          <table:table-cell table:style-name="ce0" office:value-type="string">
            <text:p>今はカラットたちへの対策を優先させましょう。</text:p>
          </table:table-cell>
          <table:table-cell table:number-columns-repeated="1023"/>
        </table:table-row>
        <table:table-row>
          <table:table-cell table:style-name="ce0" office:value-type="string">
            <text:p>じゃ、もう行くね。</text:p>
          </table:table-cell>
          <table:table-cell table:number-columns-repeated="1023"/>
        </table:table-row>
        <table:table-row>
          <table:table-cell table:style-name="ce0" office:value-type="string">
            <text:p>バイバイhoー！！</text:p>
          </table:table-cell>
          <table:table-cell table:number-columns-repeated="1023"/>
        </table:table-row>
        <table:table-row>
          <table:table-cell table:style-name="ce0" office:value-type="string">
            <text:p>hoーhoー！！</text:p>
          </table:table-cell>
          <table:table-cell table:number-columns-repeated="1023"/>
        </table:table-row>
        <table:table-row>
          <table:table-cell table:style-name="ce0" office:value-type="string">
            <text:p>ゼリーちゃん
「hoーー！　hoーー！！」</text:p>
          </table:table-cell>
          <table:table-cell table:number-columns-repeated="1023"/>
        </table:table-row>
        <table:table-row>
          <table:table-cell table:style-name="ce0" office:value-type="string">
            <text:p>ユーリャ教会の前まで移動する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9+01:00</meta:creation-date>
    <dc:date>2020-02-11T20:00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